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fa9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fa9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fa9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fa9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fa9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fa9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fa9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fa9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fa9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fa9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fa9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fa9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fa9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fa9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fa9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fa9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fa9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William Jose Gomez Brizuel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Anac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2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761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liam Jose Gomez Betancourt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5370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5.7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2" meta:non-whitespace-character-count="995"/>
    <meta:template xlink:type="simple" xlink:actuate="onRequest" xlink:title="Normal" xlink:href=""/>
  </office:meta>
</office:document-meta>
</file>